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width="0.051cm" draw:marker-start-width="0.279cm" draw:marker-end-width="0.279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" style:family="graphic" style:parent-style-name="standard">
      <style:graphic-properties svg:stroke-width="0.051cm" draw:marker-start-width="0.279cm" draw:marker-end-width="0.279cm" draw:fill="none" draw:textarea-horizontal-align="justify" draw:textarea-vertical-align="middle" draw:auto-grow-height="false" fo:min-height="0.089cm" fo:min-width="0.009cm" fo:padding-top="0.15cm" fo:padding-bottom="0.15cm" fo:padding-left="0.275cm" fo:padding-right="0.275cm"/>
    </style:style>
    <style:style style:name="gr5" style:family="graphic" style:parent-style-name="standard">
      <style:graphic-properties svg:stroke-width="0.051cm" draw:marker-start-width="0.279cm" draw:marker-end-width="0.279cm" draw:fill="none" draw:textarea-horizontal-align="justify" draw:textarea-vertical-align="middle" draw:auto-grow-height="false" fo:min-height="0.039cm" fo:min-width="0cm" fo:padding-top="0.15cm" fo:padding-bottom="0.15cm" fo:padding-left="0.275cm" fo:padding-right="0.275cm"/>
    </style:style>
    <style:style style:name="gr6" style:family="graphic" style:parent-style-name="standard">
      <style:graphic-properties draw:textarea-horizontal-align="justify" draw:textarea-vertical-align="middle" draw:auto-grow-height="false" fo:min-height="2.537cm" fo:min-width="1.757cm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712cm"/>
    </style:style>
    <style:style style:name="gr10" style:family="graphic" style:parent-style-name="standard" style:list-style-name="L1">
      <style:graphic-properties draw:stroke="none" svg:stroke-color="#000000" draw:fill="none" draw:fill-color="#ffffff" fo:min-height="0.798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515cm" fo:min-width="0.893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552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4pt" style:font-size-asian="18pt" style:font-size-complex="18pt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4pt" style:font-size-asian="18pt" style:font-size-complex="18pt"/>
    </style:style>
    <style:style style:name="T1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1.922cm" svg:y1="7.504cm" svg:x2="12.303cm" svg:y2="7.504cm">
            <text:p/>
          </draw:line>
          <draw:line draw:style-name="gr1" draw:text-style-name="P1" draw:layer="layout" svg:x1="12.303cm" svg:y1="6.045cm" svg:x2="12.303cm" svg:y2="7.823cm">
            <text:p/>
          </draw:line>
          <draw:path draw:style-name="gr2" draw:text-style-name="P1" draw:layer="layout" svg:width="1.724cm" svg:height="1.678cm" draw:transform="skewX (0.417657290002243) rotate (-0.33580134808371) translate (12.3030007486175cm 6.0449992019664cm)" svg:viewBox="0 0 1725 1679" svg:d="M0 0c2824-1 1331 1679 1331 1679">
            <text:p/>
          </draw:path>
          <draw:path draw:style-name="gr2" draw:text-style-name="P1" draw:layer="layout" svg:width="1.724cm" svg:height="1.678cm" draw:transform="skewX (-0.417308224151844) rotate (-2.80579130550608) translate (13.9324501387742cm 7.25463967219207cm)" svg:viewBox="0 0 1725 1679" svg:d="M1725 0c-2824-1-1330 1679-1330 1679">
            <text:p/>
          </draw:path>
          <draw:line draw:style-name="gr1" draw:text-style-name="P1" draw:layer="layout" svg:x1="11.922cm" svg:y1="6.461cm" svg:x2="12.303cm" svg:y2="6.461cm">
            <text:p/>
          </draw:line>
          <draw:line draw:style-name="gr1" draw:text-style-name="P1" draw:layer="layout" svg:x1="13.473cm" svg:y1="6.969cm" svg:x2="13.827cm" svg:y2="6.969cm">
            <text:p/>
          </draw:line>
        </draw:g>
        <draw:g>
          <draw:line draw:style-name="gr1" draw:text-style-name="P1" draw:layer="layout" svg:x1="5.823cm" svg:y1="7.504cm" svg:x2="6.204cm" svg:y2="7.504cm">
            <text:p/>
          </draw:line>
          <draw:line draw:style-name="gr1" draw:text-style-name="P1" draw:layer="layout" svg:x1="6.204cm" svg:y1="6.045cm" svg:x2="6.204cm" svg:y2="7.823cm">
            <text:p/>
          </draw:line>
          <draw:path draw:style-name="gr2" draw:text-style-name="P1" draw:layer="layout" svg:width="1.724cm" svg:height="1.678cm" draw:transform="skewX (0.417657290002243) rotate (-0.33580134808371) translate (6.2040007486175cm 6.0449992019664cm)" svg:viewBox="0 0 1725 1679" svg:d="M0 0c2824-1 1331 1679 1331 1679">
            <text:p/>
          </draw:path>
          <draw:path draw:style-name="gr2" draw:text-style-name="P1" draw:layer="layout" svg:width="1.724cm" svg:height="1.678cm" draw:transform="skewX (-0.417308224151844) rotate (-2.80579130550608) translate (7.8334501387742cm 7.25463967219203cm)" svg:viewBox="0 0 1725 1679" svg:d="M1725 0c-2824-1-1330 1679-1330 1679">
            <text:p/>
          </draw:path>
          <draw:line draw:style-name="gr1" draw:text-style-name="P1" draw:layer="layout" svg:x1="5.823cm" svg:y1="6.461cm" svg:x2="6.204cm" svg:y2="6.461cm">
            <text:p/>
          </draw:line>
          <draw:line draw:style-name="gr1" draw:text-style-name="P1" draw:layer="layout" svg:x1="7.631cm" svg:y1="6.969cm" svg:x2="7.985cm" svg:y2="6.969cm">
            <text:p/>
          </draw:line>
          <draw:custom-shape draw:style-name="gr3" draw:text-style-name="P2" draw:layer="layout" svg:width="0.229cm" svg:height="0.229cm" svg:x="7.401cm" svg:y="6.8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" draw:text-style-name="P1" draw:layer="layout" svg:x1="5.826cm" svg:y1="10.144cm" svg:x2="6.461cm" svg:y2="10.144cm">
            <text:p/>
          </draw:line>
          <draw:path draw:style-name="gr2" draw:text-style-name="P1" draw:layer="layout" svg:width="1.724cm" svg:height="1.678cm" draw:transform="skewX (0.417657290002243) rotate (-0.33580134808371) translate (6.2040007486175cm 8.7449992019664cm)" svg:viewBox="0 0 1725 1679" svg:d="M0 0c2824-1 1331 1679 1331 1679">
            <text:p/>
          </draw:path>
          <draw:path draw:style-name="gr2" draw:text-style-name="P1" draw:layer="layout" svg:width="1.724cm" svg:height="1.678cm" draw:transform="skewX (-0.417308224151844) rotate (-2.80579130550608) translate (7.8334501387742cm 9.95463967219207cm)" svg:viewBox="0 0 1725 1679" svg:d="M1725 0c-2824-1-1330 1679-1330 1679">
            <text:p/>
          </draw:path>
          <draw:line draw:style-name="gr1" draw:text-style-name="P1" draw:layer="layout" svg:x1="5.823cm" svg:y1="9.161cm" svg:x2="6.461cm" svg:y2="9.161cm">
            <text:p/>
          </draw:line>
          <draw:line draw:style-name="gr1" draw:text-style-name="P1" draw:layer="layout" svg:x1="7.631cm" svg:y1="9.669cm" svg:x2="7.985cm" svg:y2="9.669cm">
            <text:p/>
          </draw:line>
          <draw:custom-shape draw:style-name="gr3" draw:text-style-name="P2" draw:layer="layout" svg:width="0.229cm" svg:height="0.229cm" svg:x="7.401cm" svg:y="9.5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" draw:text-style-name="P1" draw:layer="layout" svg:width="0.772cm" svg:height="1.207cm" draw:transform="skewX (0.530405559681077) rotate (-2.31762271372327) translate (6.7312929647891cm 9.95553721739324cm)" svg:viewBox="0 0 773 1208" svg:d="M773 0c-1266 1-596 1208-596 1208">
            <text:p/>
          </draw:path>
        </draw:g>
        <draw:line draw:style-name="gr1" draw:text-style-name="P1" draw:layer="layout" svg:x1="11.926cm" svg:y1="10.144cm" svg:x2="12.561cm" svg:y2="10.144cm">
          <text:p/>
        </draw:line>
        <draw:path draw:style-name="gr2" draw:text-style-name="P1" draw:layer="layout" svg:width="1.724cm" svg:height="1.678cm" draw:transform="skewX (0.417657290002243) rotate (-0.33580134808371) translate (12.3040007486175cm 8.7449992019664cm)" svg:viewBox="0 0 1725 1679" svg:d="M0 0c2824-1 1331 1679 1331 1679">
          <text:p/>
        </draw:path>
        <draw:path draw:style-name="gr2" draw:text-style-name="P1" draw:layer="layout" svg:width="1.724cm" svg:height="1.678cm" draw:transform="skewX (-0.417308224151844) rotate (-2.80579130550608) translate (13.9334501387742cm 9.95463967219207cm)" svg:viewBox="0 0 1725 1679" svg:d="M1725 0c-2824-1-1330 1679-1330 1679">
          <text:p/>
        </draw:path>
        <draw:line draw:style-name="gr1" draw:text-style-name="P1" draw:layer="layout" svg:x1="11.923cm" svg:y1="9.161cm" svg:x2="12.561cm" svg:y2="9.161cm">
          <text:p/>
        </draw:line>
        <draw:line draw:style-name="gr1" draw:text-style-name="P1" draw:layer="layout" svg:x1="13.473cm" svg:y1="9.636cm" svg:x2="13.827cm" svg:y2="9.636cm">
          <text:p/>
        </draw:line>
        <draw:path draw:style-name="gr2" draw:text-style-name="P1" draw:layer="layout" svg:width="0.772cm" svg:height="1.207cm" draw:transform="skewX (0.530405559681077) rotate (-2.31762271372327) translate (12.8312929647891cm 9.95553721739324cm)" svg:viewBox="0 0 773 1208" svg:d="M773 0c-1266 1-596 1208-596 1208">
          <text:p/>
        </draw:path>
        <draw:path draw:style-name="gr2" draw:text-style-name="P1" draw:layer="layout" svg:width="1.724cm" svg:height="1.678cm" draw:transform="skewX (0.417657290002243) rotate (-0.33580134808371) translate (6.2040007486175cm 11.2449992019664cm)" svg:viewBox="0 0 1725 1679" svg:d="M0 0c2824-1 1331 1679 1331 1679">
          <text:p/>
        </draw:path>
        <draw:path draw:style-name="gr2" draw:text-style-name="P1" draw:layer="layout" svg:width="1.724cm" svg:height="1.678cm" draw:transform="skewX (-0.417308224151844) rotate (-2.80579130550608) translate (7.8334501387742cm 12.454639672192cm)" svg:viewBox="0 0 1725 1679" svg:d="M1725 0c-2824-1-1330 1679-1330 1679">
          <text:p/>
        </draw:path>
        <draw:line draw:style-name="gr1" draw:text-style-name="P1" draw:layer="layout" svg:x1="7.631cm" svg:y1="12.169cm" svg:x2="7.985cm" svg:y2="12.169cm">
          <text:p/>
        </draw:line>
        <draw:custom-shape draw:style-name="gr3" draw:text-style-name="P2" draw:layer="layout" svg:width="0.229cm" svg:height="0.229cm" svg:x="7.401cm" svg:y="12.0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772cm" svg:height="1.207cm" draw:transform="skewX (0.530405559681077) rotate (-2.31762271372327) translate (6.7312929647891cm 12.4555372173932cm)" svg:viewBox="0 0 773 1208" svg:d="M773 0c-1266 1-596 1208-596 1208">
          <text:p/>
        </draw:path>
        <draw:line draw:style-name="gr1" draw:text-style-name="P1" draw:layer="layout" svg:x1="11.726cm" svg:y1="12.644cm" svg:x2="12.361cm" svg:y2="12.644cm">
          <text:p/>
        </draw:line>
        <draw:path draw:style-name="gr2" draw:text-style-name="P1" draw:layer="layout" svg:width="1.724cm" svg:height="1.678cm" draw:transform="skewX (0.417657290002243) rotate (-0.33580134808371) translate (12.3040007486175cm 11.2449992019664cm)" svg:viewBox="0 0 1725 1679" svg:d="M0 0c2824-1 1331 1679 1331 1679">
          <text:p/>
        </draw:path>
        <draw:path draw:style-name="gr2" draw:text-style-name="P1" draw:layer="layout" svg:width="1.724cm" svg:height="1.678cm" draw:transform="skewX (-0.417308224151844) rotate (-2.80579130550608) translate (13.9334501387742cm 12.454639672192cm)" svg:viewBox="0 0 1725 1679" svg:d="M1725 0c-2824-1-1330 1679-1330 1679">
          <text:p/>
        </draw:path>
        <draw:line draw:style-name="gr1" draw:text-style-name="P1" draw:layer="layout" svg:x1="11.723cm" svg:y1="11.661cm" svg:x2="12.361cm" svg:y2="11.661cm">
          <text:p/>
        </draw:line>
        <draw:line draw:style-name="gr1" draw:text-style-name="P1" draw:layer="layout" svg:x1="13.473cm" svg:y1="12.136cm" svg:x2="13.827cm" svg:y2="12.136cm">
          <text:p/>
        </draw:line>
        <draw:path draw:style-name="gr2" draw:text-style-name="P1" draw:layer="layout" svg:width="0.772cm" svg:height="1.207cm" draw:transform="skewX (0.530405559681077) rotate (-2.31762271372327) translate (12.8312929647891cm 12.4555372173932cm)" svg:viewBox="0 0 773 1208" svg:d="M773 0c-1266 1-596 1208-596 1208">
          <text:p/>
        </draw:path>
        <draw:path draw:style-name="gr2" draw:text-style-name="P1" draw:layer="layout" svg:width="0.772cm" svg:height="1.207cm" draw:transform="skewX (0.530405559681077) rotate (-2.31762271372327) translate (12.6312929647891cm 12.4555372173932cm)" svg:viewBox="0 0 773 1208" svg:d="M773 0c-1266 1-596 1208-596 1208">
          <text:p/>
        </draw:path>
        <draw:line draw:style-name="gr1" draw:text-style-name="P1" draw:layer="layout" svg:x1="5.627cm" svg:y1="12.644cm" svg:x2="6.262cm" svg:y2="12.644cm">
          <text:p/>
        </draw:line>
        <draw:line draw:style-name="gr1" draw:text-style-name="P1" draw:layer="layout" svg:x1="5.624cm" svg:y1="11.661cm" svg:x2="6.262cm" svg:y2="11.661cm">
          <text:p/>
        </draw:line>
        <draw:path draw:style-name="gr2" draw:text-style-name="P1" draw:layer="layout" svg:width="0.772cm" svg:height="1.207cm" draw:transform="skewX (0.530405559681077) rotate (-2.31762271372327) translate (6.5322929647891cm 12.4555372173932cm)" svg:viewBox="0 0 773 1208" svg:d="M773 0c-1266 1-596 1208-596 1208">
          <text:p/>
        </draw:path>
        <draw:line draw:style-name="gr1" draw:text-style-name="P1" draw:layer="layout" svg:x1="7.48cm" svg:y1="4.278cm" svg:x2="7.834cm" svg:y2="4.278cm">
          <text:p/>
        </draw:line>
        <draw:custom-shape draw:style-name="gr3" draw:text-style-name="P2" draw:layer="layout" svg:width="0.229cm" svg:height="0.229cm" svg:x="7.248cm" svg:y="4.1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draw:transform="rotate (1.5707963267949) translate (6.207cm 4.81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768.141592920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5.88cm" svg:y1="4.278cm" svg:x2="6.207cm" svg:y2="4.278cm">
          <text:p/>
        </draw:line>
        <draw:line draw:style-name="gr1" draw:text-style-name="P1" draw:layer="layout" svg:x1="13.319cm" svg:y1="4.302cm" svg:x2="13.673cm" svg:y2="4.302cm">
          <text:p/>
        </draw:line>
        <draw:custom-shape draw:style-name="gr5" draw:text-style-name="P2" draw:layer="layout" svg:width="1.016cm" svg:height="1.016cm" draw:transform="rotate (1.5707963267949) translate (12.307cm 4.81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768.141592920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11.919cm" svg:y1="4.302cm" svg:x2="12.303cm" svg:y2="4.302cm">
          <text:p/>
        </draw:line>
        <draw:g>
          <draw:g>
            <draw:line draw:style-name="gr1" draw:text-style-name="P1" draw:layer="layout" svg:x1="3.335cm" svg:y1="14.603cm" svg:x2="3.587cm" svg:y2="14.338cm">
              <text:p/>
            </draw:line>
            <draw:line draw:style-name="gr1" draw:text-style-name="P1" draw:layer="layout" svg:x1="3.588cm" svg:y1="14.855cm" svg:x2="3.336cm" svg:y2="14.59cm">
              <text:p/>
            </draw:line>
          </draw:g>
          <draw:g>
            <draw:line draw:style-name="gr1" draw:text-style-name="P1" draw:layer="layout" svg:x1="3.335cm" svg:y1="15.108cm" svg:x2="3.587cm" svg:y2="14.843cm">
              <text:p/>
            </draw:line>
            <draw:line draw:style-name="gr1" draw:text-style-name="P1" draw:layer="layout" svg:x1="3.587cm" svg:y1="15.36cm" svg:x2="3.335cm" svg:y2="15.095cm">
              <text:p/>
            </draw:line>
          </draw:g>
          <draw:g>
            <draw:line draw:style-name="gr1" draw:text-style-name="P1" draw:layer="layout" svg:x1="3.336cm" svg:y1="15.613cm" svg:x2="3.588cm" svg:y2="15.348cm">
              <text:p/>
            </draw:line>
            <draw:line draw:style-name="gr1" draw:text-style-name="P1" draw:layer="layout" svg:x1="3.589cm" svg:y1="15.865cm" svg:x2="3.337cm" svg:y2="15.6cm">
              <text:p/>
            </draw:line>
          </draw:g>
          <draw:g>
            <draw:line draw:style-name="gr1" draw:text-style-name="P1" draw:layer="layout" svg:x1="3.447cm" svg:y1="13.831cm" svg:x2="3.447cm" svg:y2="14.206cm">
              <text:p/>
            </draw:line>
            <draw:line draw:style-name="gr1" draw:text-style-name="P1" draw:layer="layout" svg:x1="3.587cm" svg:y1="14.35cm" svg:x2="3.444cm" svg:y2="14.2cm">
              <text:p/>
            </draw:line>
          </draw:g>
          <draw:g>
            <draw:line draw:style-name="gr1" draw:text-style-name="P1" draw:layer="layout" svg:x1="3.449cm" svg:y1="16.371cm" svg:x2="3.449cm" svg:y2="15.996cm">
              <text:p/>
            </draw:line>
            <draw:line draw:style-name="gr1" draw:text-style-name="P1" draw:layer="layout" svg:x1="3.589cm" svg:y1="15.852cm" svg:x2="3.446cm" svg:y2="16.002cm">
              <text:p/>
            </draw:line>
          </draw:g>
        </draw:g>
        <draw:g>
          <draw:line draw:style-name="gr1" draw:text-style-name="P1" draw:layer="layout" svg:x1="5.239cm" svg:y1="14.87cm" svg:x2="5.728cm" svg:y2="14.87cm">
            <text:p/>
          </draw:line>
          <draw:line draw:style-name="gr1" draw:text-style-name="P1" draw:layer="layout" svg:x1="6.019cm" svg:y1="14.87cm" svg:x2="6.508cm" svg:y2="14.87cm">
            <text:p/>
          </draw:line>
          <draw:line draw:style-name="gr1" draw:text-style-name="P1" draw:layer="layout" svg:x1="5.722cm" svg:y1="14.695cm" svg:x2="6.047cm" svg:y2="14.872cm">
            <text:p/>
          </draw:line>
        </draw:g>
        <draw:g>
          <draw:line draw:style-name="gr1" draw:text-style-name="P1" draw:layer="layout" svg:x1="8.003cm" svg:y1="14.228cm" svg:x2="8.003cm" svg:y2="15.348cm">
            <text:p/>
          </draw:line>
          <draw:line draw:style-name="gr1" draw:text-style-name="P1" draw:layer="layout" svg:x1="7.783cm" svg:y1="15.38cm" svg:x2="8.222cm" svg:y2="15.38cm">
            <text:p/>
          </draw:line>
          <draw:line draw:style-name="gr1" draw:text-style-name="P1" draw:layer="layout" svg:x1="7.873cm" svg:y1="15.518cm" svg:x2="8.155cm" svg:y2="15.518cm">
            <text:p/>
          </draw:line>
          <draw:line draw:style-name="gr1" draw:text-style-name="P1" draw:layer="layout" svg:x1="7.975cm" svg:y1="15.699cm" svg:x2="8.083cm" svg:y2="15.699cm">
            <text:p/>
          </draw:line>
        </draw:g>
        <draw:g>
          <draw:g>
            <draw:line draw:style-name="gr1" draw:text-style-name="P1" draw:layer="layout" svg:x1="5.294cm" svg:y1="15.801cm" svg:x2="5.783cm" svg:y2="15.801cm">
              <text:p/>
            </draw:line>
            <draw:line draw:style-name="gr1" draw:text-style-name="P1" draw:layer="layout" svg:x1="6.074cm" svg:y1="15.801cm" svg:x2="6.563cm" svg:y2="15.801cm">
              <text:p/>
            </draw:line>
            <draw:line draw:style-name="gr1" draw:text-style-name="P1" draw:layer="layout" svg:x1="5.777cm" svg:y1="15.626cm" svg:x2="6.102cm" svg:y2="15.803cm">
              <text:p/>
            </draw:line>
          </draw:g>
          <draw:line draw:style-name="gr1" draw:text-style-name="P1" draw:layer="layout" svg:x1="4.685cm" svg:y1="16.997cm" svg:x2="4.683cm" svg:y2="15.778cm">
            <text:p/>
          </draw:line>
          <draw:line draw:style-name="gr1" draw:text-style-name="P1" draw:layer="layout" svg:x1="4.696cm" svg:y1="15.803cm" svg:x2="5.32cm" svg:y2="15.803cm">
            <text:p/>
          </draw:line>
          <draw:line draw:style-name="gr1" draw:text-style-name="P1" draw:layer="layout" svg:x1="7.183cm" svg:y1="17.04cm" svg:x2="7.181cm" svg:y2="15.821cm">
            <text:p/>
          </draw:line>
          <draw:line draw:style-name="gr1" draw:text-style-name="P1" draw:layer="layout" svg:x1="6.452cm" svg:y1="15.802cm" svg:x2="7.206cm" svg:y2="15.802cm">
            <text:p/>
          </draw:line>
        </draw:g>
        <draw:g>
          <draw:custom-shape draw:style-name="gr6" draw:text-style-name="P3" draw:layer="layout" svg:width="2.257cm" svg:height="2.787cm" svg:x="11.889cm" svg:y="14.464cm">
            <text:p/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11.205cm" svg:y1="15.161cm" svg:x2="11.897cm" svg:y2="15.161cm">
            <text:p/>
          </draw:line>
          <draw:line draw:style-name="gr1" draw:text-style-name="P1" draw:layer="layout" svg:x1="14.138cm" svg:y1="15.161cm" svg:x2="14.797cm" svg:y2="15.161cm">
            <text:p/>
          </draw:line>
          <draw:custom-shape draw:style-name="gr7" draw:text-style-name="P3" draw:layer="layout" svg:width="0.556cm" svg:height="0.665cm" draw:transform="skewX (0.00907571211037051) translate (12.737cm 16.584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8" draw:text-style-name="P4" draw:layer="layout" svg:width="0.926cm" svg:height="0.962cm" svg:x="11.959cm" svg:y="14.758cm">
            <draw:text-box>
              <text:p><text:span text:style-name="T1">D</text:span></text:p>
            </draw:text-box>
          </draw:frame>
          <draw:frame draw:style-name="gr8" draw:text-style-name="P4" draw:layer="layout" svg:width="0.926cm" svg:height="0.962cm" svg:x="13.159cm" svg:y="14.758cm">
            <draw:text-box>
              <text:p><text:span text:style-name="T1">Q</text:span></text:p>
            </draw:text-box>
          </draw:frame>
          <draw:frame draw:style-name="gr9" draw:text-style-name="P5" draw:layer="layout" svg:width="0.001cm" svg:height="1.187cm" svg:x="12.806cm" svg:y="16.245cm">
            <draw:text-box>
              <text:p/>
            </draw:text-box>
          </draw:frame>
          <draw:frame draw:style-name="gr8" draw:text-style-name="P4" draw:layer="layout" svg:width="0.926cm" svg:height="0.962cm" svg:x="11.959cm" svg:y="14.758cm">
            <draw:text-box>
              <text:p text:style-name="P6"><text:span text:style-name="T1">D</text:span></text:p>
            </draw:text-box>
          </draw:frame>
          <draw:frame draw:style-name="gr10" draw:text-style-name="P7" draw:layer="layout" svg:width="1.39cm" svg:height="1.048cm" svg:x="12.459cm" svg:y="15.858cm">
            <draw:text-box>
              <text:p text:style-name="P6"><text:span text:style-name="T1">CK</text:span></text:p>
            </draw:text-box>
          </draw:frame>
        </draw:g>
        <draw:g>
          <draw:custom-shape draw:style-name="gr11" draw:text-style-name="P3" draw:layer="layout" svg:width="2.487cm" svg:height="1.363cm" draw:transform="rotate (1.5707963267949) translate (4.696cm 21.628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1" draw:text-style-name="P1" draw:layer="layout" svg:x1="3.625cm" svg:y1="19.844cm" svg:x2="4.722cm" svg:y2="19.844cm">
            <text:p/>
          </draw:line>
          <draw:line draw:style-name="gr1" draw:text-style-name="P1" draw:layer="layout" svg:x1="6.025cm" svg:y1="20.344cm" svg:x2="7.122cm" svg:y2="20.344cm">
            <text:p/>
          </draw:line>
          <draw:line draw:style-name="gr1" draw:text-style-name="P1" draw:layer="layout" svg:x1="3.625cm" svg:y1="20.844cm" svg:x2="4.722cm" svg:y2="20.844cm">
            <text:p/>
          </draw:line>
          <draw:line draw:style-name="gr12" draw:text-style-name="P2" draw:layer="layout" svg:x1="5.45cm" svg:y1="21.299cm" svg:x2="5.45cm" svg:y2="22.199cm">
            <text:p/>
          </draw:line>
          <draw:frame draw:style-name="gr13" draw:text-style-name="P5" draw:layer="layout" svg:width="0.371cm" svg:height="0.806cm" svg:x="4.768cm" svg:y="19.454cm">
            <draw:text-box>
              <text:p>0</text:p>
            </draw:text-box>
          </draw:frame>
          <draw:frame draw:style-name="gr13" draw:text-style-name="P5" draw:layer="layout" svg:width="0.371cm" svg:height="0.806cm" svg:x="4.768cm" svg:y="20.454cm">
            <draw:text-box>
              <text:p>1</text:p>
            </draw:text-box>
          </draw:frame>
        </draw:g>
        <draw:custom-shape draw:style-name="gr11" draw:text-style-name="P3" draw:layer="layout" svg:width="2.487cm" svg:height="1.363cm" draw:transform="rotate (1.5707963267949) translate (12.395cm 21.626cm)">
          <text:p/>
          <draw:enhanced-geometry svg:viewBox="0 0 21600 21600" draw:mirror-horizontal="true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" draw:text-style-name="P1" draw:layer="layout" svg:x1="13.726cm" svg:y1="19.844cm" svg:x2="14.823cm" svg:y2="19.844cm">
          <text:p/>
        </draw:line>
        <draw:line draw:style-name="gr1" draw:text-style-name="P1" draw:layer="layout" svg:x1="11.326cm" svg:y1="20.344cm" svg:x2="12.423cm" svg:y2="20.344cm">
          <text:p/>
        </draw:line>
        <draw:line draw:style-name="gr1" draw:text-style-name="P1" draw:layer="layout" svg:x1="13.726cm" svg:y1="20.844cm" svg:x2="14.823cm" svg:y2="20.844cm">
          <text:p/>
        </draw:line>
        <draw:line draw:style-name="gr12" draw:text-style-name="P2" draw:layer="layout" svg:x1="13.036cm" svg:y1="21.278cm" svg:x2="13.043cm" svg:y2="22.114cm">
          <text:p/>
        </draw:line>
        <draw:frame draw:style-name="gr13" draw:text-style-name="P5" draw:layer="layout" svg:width="0.371cm" svg:height="0.806cm" svg:x="13.269cm" svg:y="19.454cm">
          <draw:text-box>
            <text:p>0</text:p>
          </draw:text-box>
        </draw:frame>
        <draw:frame draw:style-name="gr13" draw:text-style-name="P5" draw:layer="layout" svg:width="0.371cm" svg:height="0.806cm" svg:x="13.269cm" svg:y="20.454cm">
          <draw:text-box>
            <text:p>1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51cm" svg:stroke-color="#3465a4" draw:marker-start-width="0.279cm" draw:marker-start-center="false" draw:marker-end-width="0.279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2T06:33:32.904557229</meta:creation-date>
    <dc:date>2022-10-28T12:55:41.490301754</dc:date>
    <meta:editing-duration>PT32M28S</meta:editing-duration>
    <meta:editing-cycles>9</meta:editing-cycles>
    <meta:generator>LibreOffice/6.4.7.2$Linux_X86_64 LibreOffice_project/40$Build-2</meta:generator>
    <meta:document-statistic meta:object-count="110"/>
  </office:meta>
</office:document-meta>
</file>